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ingbats" svg:font-family="Dingbats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end="Arrow" draw:marker-end-width="0.5cm" draw:marker-end-center="true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63cm" fo:min-width="1.12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fill="none" draw:fill-color="#000000" fo:min-height="1.56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Dingbats"/>
    </style:style>
    <style:style style:name="P3" style:family="paragraph">
      <style:text-properties style:font-name="Dingbats" fo:font-size="36pt" style:font-size-asian="36pt" style:font-size-complex="36pt"/>
    </style:style>
    <style:style style:name="T1" style:family="text">
      <style:text-properties style:font-name="Dingbats" fo:font-size="36pt" style:font-name-asian="OpenSymbol2" style:font-size-asian="36pt" style:font-name-complex="OpenSymbol2" style:font-size-complex="36pt"/>
    </style:style>
    <style:style style:name="T2" style:family="text">
      <style:text-properties style:font-name="Dingbats" fo:font-size="36pt" style:font-name-asian="StarSymbol2" style:font-size-asian="36pt" style:font-name-complex="StarSymbol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2.387cm" svg:x2="2cm" svg:y2="9.487cm">
          <text:p/>
        </draw:line>
        <draw:line draw:style-name="gr1" draw:text-style-name="P1" draw:layer="layout" svg:x1="3.729cm" svg:y1="2.387cm" svg:x2="3.729cm" svg:y2="9.487cm">
          <text:p/>
        </draw:line>
        <draw:line draw:style-name="gr1" draw:text-style-name="P1" draw:layer="layout" svg:x1="5.457cm" svg:y1="2.387cm" svg:x2="5.457cm" svg:y2="9.487cm">
          <text:p/>
        </draw:line>
        <draw:line draw:style-name="gr1" draw:text-style-name="P1" draw:layer="layout" svg:x1="7.186cm" svg:y1="2.387cm" svg:x2="7.186cm" svg:y2="9.487cm">
          <text:p/>
        </draw:line>
        <draw:line draw:style-name="gr1" draw:text-style-name="P1" draw:layer="layout" svg:x1="8.914cm" svg:y1="2.387cm" svg:x2="8.914cm" svg:y2="9.487cm">
          <text:p/>
        </draw:line>
        <draw:line draw:style-name="gr1" draw:text-style-name="P1" draw:layer="layout" svg:x1="10.643cm" svg:y1="2.387cm" svg:x2="10.643cm" svg:y2="9.487cm">
          <text:p/>
        </draw:line>
        <draw:line draw:style-name="gr1" draw:text-style-name="P1" draw:layer="layout" svg:x1="12.371cm" svg:y1="2.387cm" svg:x2="12.371cm" svg:y2="9.487cm">
          <text:p/>
        </draw:line>
        <draw:line draw:style-name="gr1" draw:text-style-name="P1" draw:layer="layout" svg:x1="14.1cm" svg:y1="2.387cm" svg:x2="14.1cm" svg:y2="9.487cm">
          <text:p/>
        </draw:line>
        <draw:line draw:style-name="gr1" draw:text-style-name="P1" draw:layer="layout" svg:x1="1cm" svg:y1="4.687cm" svg:x2="17.3cm" svg:y2="4.687cm">
          <text:p/>
        </draw:line>
        <draw:line draw:style-name="gr1" draw:text-style-name="P1" draw:layer="layout" svg:x1="1cm" svg:y1="6.637cm" svg:x2="17.3cm" svg:y2="6.637cm">
          <text:p/>
        </draw:line>
        <draw:line draw:style-name="gr1" draw:text-style-name="P1" draw:layer="layout" svg:x1="1cm" svg:y1="8.587cm" svg:x2="17.3cm" svg:y2="8.587cm">
          <text:p/>
        </draw:line>
        <draw:frame draw:style-name="gr2" draw:text-style-name="P3" draw:layer="layout" svg:width="1.728cm" svg:height="1.913cm" svg:x="17.572cm" svg:y="7.687cm">
          <draw:text-box>
            <text:p text:style-name="P2"><text:span text:style-name="T1"></text:span></text:p>
          </draw:text-box>
        </draw:frame>
        <draw:frame draw:style-name="gr3" draw:text-style-name="P2" draw:layer="layout" svg:width="1.732cm" svg:height="1.914cm" svg:x="1.168cm" svg:y="0.687cm">
          <draw:text-box>
            <text:p text:style-name="P2"><text:span text:style-name="T2"></text:span></text:p>
          </draw:text-box>
        </draw:frame>
        <draw:frame draw:style-name="gr3" draw:text-style-name="P2" draw:layer="layout" svg:width="1.732cm" svg:height="1.914cm" svg:x="2.887cm" svg:y="0.687cm">
          <draw:text-box>
            <text:p text:style-name="P2"><text:span text:style-name="T2"></text:span></text:p>
          </draw:text-box>
        </draw:frame>
        <draw:frame draw:style-name="gr3" draw:text-style-name="P2" draw:layer="layout" svg:width="1.724cm" svg:height="1.914cm" svg:x="4.606cm" svg:y="0.687cm">
          <draw:text-box>
            <text:p text:style-name="P2"><text:span text:style-name="T2"></text:span></text:p>
          </draw:text-box>
        </draw:frame>
        <draw:frame draw:style-name="gr3" draw:text-style-name="P2" draw:layer="layout" svg:width="1.758cm" svg:height="1.914cm" svg:x="6.325cm" svg:y="0.687cm">
          <draw:text-box>
            <text:p text:style-name="P2"><text:span text:style-name="T2"></text:span></text:p>
          </draw:text-box>
        </draw:frame>
        <draw:frame draw:style-name="gr3" draw:text-style-name="P2" draw:layer="layout" svg:width="1.749cm" svg:height="1.914cm" svg:x="8.043cm" svg:y="0.687cm">
          <draw:text-box>
            <text:p text:style-name="P2"><text:span text:style-name="T2"></text:span></text:p>
          </draw:text-box>
        </draw:frame>
        <draw:frame draw:style-name="gr3" draw:text-style-name="P2" draw:layer="layout" svg:width="1.724cm" svg:height="1.914cm" svg:x="9.762cm" svg:y="0.687cm">
          <draw:text-box>
            <text:p text:style-name="P2"><text:span text:style-name="T2"></text:span></text:p>
          </draw:text-box>
        </draw:frame>
        <draw:frame draw:style-name="gr3" draw:text-style-name="P2" draw:layer="layout" svg:width="1.745cm" svg:height="1.914cm" svg:x="11.481cm" svg:y="0.687cm">
          <draw:text-box>
            <text:p text:style-name="P2"><text:span text:style-name="T2"></text:span></text:p>
          </draw:text-box>
        </draw:frame>
        <draw:frame draw:style-name="gr3" draw:text-style-name="P2" draw:layer="layout" svg:width="1.72cm" svg:height="1.914cm" svg:x="13.2cm" svg:y="0.687cm">
          <draw:text-box>
            <text:p text:style-name="P2"><text:span text:style-name="T2"></text:span></text:p>
          </draw:text-box>
        </draw:frame>
        <draw:frame draw:style-name="gr3" draw:text-style-name="P2" draw:layer="layout" svg:width="1.711cm" svg:height="1.914cm" svg:x="17.572cm" svg:y="3.773cm">
          <draw:text-box>
            <text:p text:style-name="P2"><text:span text:style-name="T2"></text:span></text:p>
          </draw:text-box>
        </draw:frame>
        <draw:frame draw:style-name="gr3" draw:text-style-name="P2" draw:layer="layout" svg:width="1.711cm" svg:height="1.914cm" svg:x="17.572cm" svg:y="5.73cm">
          <draw:text-box>
            <text:p text:style-name="P2"><text:span text:style-name="T2">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ingbats" svg:font-family="Dingbats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9T12:35:55.398123304</dc:date>
    <meta:editing-duration>PT19M25S</meta:editing-duration>
    <meta:editing-cycles>3</meta:editing-cycles>
    <meta:generator>LibreOffice/4.3.3.2$Linux_ARM_EABI LibreOffice_project/430m0$Build-2</meta:generator>
    <meta:document-statistic meta:object-count="22"/>
  </office:meta>
</office:document-meta>
</file>